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1H48M8.000S" table:style-name="ce9">
            <text:p>11:48:08</text:p>
          </table:table-cell>
          <table:table-cell office:value-type="string" table:style-name="ce12">
            <text:p>Last</text:p>
          </table:table-cell>
          <table:table-cell office:value-type="time" office:time-value="PT11H50M8.000S" table:style-name="ce9">
            <text:p>11:50:08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0.84000000000000008" table:style-name="ce13">
            <text:p>1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1.7599999999999998" table:style-name="ce14">
            <text:p>1.8</text:p>
          </table:table-cell>
          <table:table-cell office:value-type="float" office:value="0.44000000000000006" table:style-name="ce14">
            <text:p>0.4</text:p>
          </table:table-cell>
          <table:table-cell office:value-type="float" office:value="0" table:style-name="ce14">
            <text:p>0.0</text:p>
          </table:table-cell>
          <table:table-cell office:value-type="float" office:value="97.8" table:style-name="ce14">
            <text:p>97.8</text:p>
          </table:table-cell>
          <table:table-cell office:value-type="float" office:value="2.2000000000000002" table:style-name="ce14">
            <text:p>2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.4" table:style-name="ce13">
            <text:p>1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.3" table:style-name="ce14">
            <text:p>7.3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0" table:style-name="ce14">
            <text:p>0.0</text:p>
          </table:table-cell>
          <table:table-cell office:value-type="float" office:value="99.7" table:style-name="ce14">
            <text:p>99.7</text:p>
          </table:table-cell>
          <table:table-cell office:value-type="float" office:value="8.4" table:style-name="ce14">
            <text:p>8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291H50M8.000S" table:style-name="ce9">
            <text:p>11:50:08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4.1477272727272734" table:style-name="ce14">
            <text:p>4.1</text:p>
          </table:table-cell>
          <table:table-cell office:value-type="float" office:value="2.5" table:style-name="ce14">
            <text:p>2.5</text:p>
          </table:table-cell>
          <table:table-cell office:value-type="float" office:value="0" table:style-name="ce14">
            <text:p>0.0</text:p>
          </table:table-cell>
          <table:table-cell office:value-type="float" office:value="1.0194274028629857" table:style-name="ce14">
            <text:p>1.0</text:p>
          </table:table-cell>
          <table:table-cell office:value-type="float" office:value="3.8181818181818179" table:style-name="ce14">
            <text:p>3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0.87" table:style-name="ce13">
            <text:p>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2T00:00:00" table:style-name="ce5">
            <text:p>02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48.060S" table:style-name="ce6">
            <text:p>00:11: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1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000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9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8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510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83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9118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9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8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7951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49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9118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62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4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2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2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5234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3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79918 0 33804 2668368 6806 0 1329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43509 0 10350 660968 1983 0 779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49083 0 8442 665028 1736 0 198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44952 0 7804 670555 702 0 173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2372 0 7207 671815 2384 0 178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086946 48 739 0 0 0 0 2 0 1 0 0 0 401 0 20474 68 0 0 0 0 0 0 0 22 0 0 0 0 0 0 0 0 53619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44715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0661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56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4605616 0 878053 161592 12693073 20515 0 584 224528 697 6265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492779004 12532902 <text:s text:c="3"/>0 <text:s text:c="3"/>0 <text:s text:c="3"/>0 <text:s text:c="4"/>0 <text:s text:c="9"/>0 <text:s text:c="8"/>0 1492779004 1253290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1299299 <text:s/>277362 <text:s text:c="3"/>0 <text:s text:c="2"/>64 <text:s text:c="3"/>0 <text:s text:c="4"/>0 <text:s text:c="9"/>0 <text:s text:c="8"/>0 531712929 <text:s/>44401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91 9543 707582 243872 8778 193015 1617240 1185784 0 86388 14301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89 9512 706530 243460 8778 193015 1617240 1185784 0 86320 14297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8 0 0 0 0 0 48 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284 0 0 0 0 0 284 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2 155754 21 16 5 53 41 48 20 0 1 0 4 2932736 399 4294967295 14983168 15083004 0 0 0 0 0 4096 536946211 4294967295 0 0 0 2 0 0 164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9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77362 errors:0 dropped:64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4401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1299299 (41.2 MB) <text:s/>TX bytes:531712929 (531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253290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253290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492779004 (1.4 GB) <text:s/>TX bytes:1492779004 (1.4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41 <text:s text:c="5"/>2939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7.3" table:style-name="ce1">
            <text:p>7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1.6" table:style-name="ce1">
            <text:p>91.6</text:p>
          </table:table-cell>
          <table:table-cell office:value-type="float" office:value="8.4" table:style-name="ce1">
            <text:p>8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1.7599999999999998" table:style-name="ce1">
            <text:p>1.76</text:p>
          </table:table-cell>
          <table:table-cell office:value-type="float" office:value="0.44000000000000006" table:style-name="ce1">
            <text:p>0.44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2000000000000002" table:style-name="ce1">
            <text:p>2.2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.2600000000000002" table:style-name="ce11">
            <text:p>2.3</text:p>
          </table:table-cell>
          <table:table-cell office:value-type="float" office:value="0.44000000000000006" table:style-name="ce11">
            <text:p>0.4</text:p>
          </table:table-cell>
          <table:table-cell office:value-type="float" office:value="0.06" table:style-name="ce11">
            <text:p>0.1</text:p>
          </table:table-cell>
          <table:table-cell office:value-type="float" office:value="97.259999999999991" table:style-name="ce11">
            <text:p>9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.18" table:style-name="ce11">
            <text:p>3.2</text:p>
          </table:table-cell>
          <table:table-cell office:value-type="float" office:value="0.96" table:style-name="ce11">
            <text:p>1.0</text:p>
          </table:table-cell>
          <table:table-cell office:value-type="float" office:value="0.04" table:style-name="ce11">
            <text:p>0.0</text:p>
          </table:table-cell>
          <table:table-cell office:value-type="float" office:value="95.84" table:style-name="ce11">
            <text:p>95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2.84" table:style-name="ce11">
            <text:p>2.8</text:p>
          </table:table-cell>
          <table:table-cell office:value-type="float" office:value="0.4" table:style-name="ce11">
            <text:p>0.4</text:p>
          </table:table-cell>
          <table:table-cell office:value-type="float" office:value="0.02" table:style-name="ce11">
            <text:p>0.0</text:p>
          </table:table-cell>
          <table:table-cell office:value-type="float" office:value="96.74" table:style-name="ce11">
            <text:p>96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2.7800000000000002" table:style-name="ce11">
            <text:p>2.8</text:p>
          </table:table-cell>
          <table:table-cell office:value-type="float" office:value="0.44000000000000006" table:style-name="ce11">
            <text:p>0.4</text:p>
          </table:table-cell>
          <table:table-cell office:value-type="float" office:value="0.08" table:style-name="ce11">
            <text:p>0.1</text:p>
          </table:table-cell>
          <table:table-cell office:value-type="float" office:value="96.66" table:style-name="ce11">
            <text:p>96.7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0" table:style-name="ce1">
            <text:p>0</text:p>
          </table:table-cell>
          <table:table-cell office:value-type="float" office:value="12.6" table:style-name="ce1">
            <text:p>12.6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.6" table:style-name="ce1">
            <text:p>0.6</text:p>
          </table:table-cell>
          <table:table-cell table:number-columns-repeated="16380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5.8" table:formula="msoxl:=AVERAGE(C2:C6)" table:style-name="ce8">
            <text:p>5.8</text:p>
          </table:table-cell>
          <table:table-cell office:value-type="float" office:value="0.84000000000000008" table:formula="msoxl:=AVERAGE(D2:D6)" table:style-name="ce8">
            <text:p>0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2.9434482758620684" table:formula="msoxl:=IF(C8=0,0,MAX(SUMPRODUCT(C2:C6,C2:C6)/SUM(C2:C6)-C8,0))" table:style-name="ce8">
            <text:p>2.9</text:p>
          </table:table-cell>
          <table:table-cell office:value-type="float" office:value="0.29333333333333322" table:formula="msoxl:=IF(D8=0,0,MAX(SUMPRODUCT(D2:D6,D2:D6)/SUM(D2:D6)-D8,0))" table:style-name="ce8">
            <text:p>0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3.8565517241379315" table:formula="msoxl:=ABS(MAX(C2:C6)-C8-C9)" table:style-name="ce8">
            <text:p>3.9</text:p>
          </table:table-cell>
          <table:table-cell office:value-type="float" office:value="0.26666666666666661" table:formula="msoxl:=ABS(MAX(D2:D6)-D8-D9)" table:style-name="ce8">
            <text:p>0.3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9.9" table:style-name="ce1">
            <text:p>9.9</text:p>
          </table:table-cell>
          <table:table-cell office:value-type="float" office:value="9.9" table:style-name="ce1">
            <text:p>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.8" table:style-name="ce1">
            <text:p>19.8</text:p>
          </table:table-cell>
          <table:table-cell table:number-columns-repeated="1612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" table:style-name="ce1">
            <text:p>14</text:p>
          </table:table-cell>
          <table:table-cell table:number-columns-repeated="1612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" table:style-name="ce1">
            <text:p>1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58" table:formula="msoxl:=AVERAGE(B2:B6)" table:style-name="ce8">
            <text:p>5.6</text:p>
          </table:table-cell>
          <table:table-cell office:value-type="float" office:value="5.58" table:formula="msoxl:=AVERAGE(C2:C6)" table:style-name="ce8">
            <text:p>5.6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8755555555555556" table:formula="msoxl:=IF(B8=0,0,MAX(SUMPRODUCT(B2:B6,B2:B6)/SUM(B2:B6)-B8,0))" table:style-name="ce8">
            <text:p>1.9</text:p>
          </table:table-cell>
          <table:table-cell office:value-type="float" office:value="1.8755555555555556" table:formula="msoxl:=IF(C8=0,0,MAX(SUMPRODUCT(C2:C6,C2:C6)/SUM(C2:C6)-C8,0))" table:style-name="ce8">
            <text:p>1.9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4444444444444446" table:formula="msoxl:=ABS(MAX(B2:B6)-B8-B9)" table:style-name="ce8">
            <text:p>2.4</text:p>
          </table:table-cell>
          <table:table-cell office:value-type="float" office:value="2.4444444444444446" table:formula="msoxl:=ABS(MAX(C2:C6)-C8-C9)" table:style-name="ce8">
            <text:p>2.4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.4555555555555557" table:formula="msoxl:=B8+ B9" table:style-name="ce8">
            <text:p>7.5</text:p>
          </table:table-cell>
          <table:table-cell office:value-type="float" office:value="7.4555555555555557" table:formula="msoxl:=C8+ C9" table:style-name="ce8">
            <text:p>7.5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0000000000000012E-2" table:formula="msoxl:=AVERAGE(B2:B6)" table:style-name="ce8">
            <text:p>0.1</text:p>
          </table:table-cell>
          <table:table-cell office:value-type="float" office:value="6.0000000000000012E-2" table:formula="msoxl:=AVERAGE(C2:C6)" table:style-name="ce8">
            <text:p>0.1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10666666666666667" table:formula="msoxl:=IF(B8=0,0,MAX(SUMPRODUCT(B2:B6,B2:B6)/SUM(B2:B6)-B8,0))" table:style-name="ce8">
            <text:p>0.1</text:p>
          </table:table-cell>
          <table:table-cell office:value-type="float" office:value="0.10666666666666667" table:formula="msoxl:=IF(C8=0,0,MAX(SUMPRODUCT(C2:C6,C2:C6)/SUM(C2:C6)-C8,0))" table:style-name="ce8">
            <text:p>0.1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333333333333334E-2" table:formula="msoxl:=ABS(MAX(B2:B6)-B8-B9)" table:style-name="ce8">
            <text:p>0.0</text:p>
          </table:table-cell>
          <table:table-cell office:value-type="float" office:value="3.333333333333334E-2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16666666666666669" table:formula="msoxl:=B8+ B9" table:style-name="ce8">
            <text:p>0.2</text:p>
          </table:table-cell>
          <table:table-cell office:value-type="float" office:value="0.16666666666666669" table:formula="msoxl:=C8+ C9" table:style-name="ce8">
            <text:p>0.2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8+ B9" table:style-name="ce8">
            <text:p>0.0</text:p>
          </table:table-cell>
          <table:table-cell office:value-type="float" office:value="0" table:formula="msoxl:=C8+ C9" table:style-name="ce8">
            <text:p>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6" table:style-name="ce1">
            <text:p>12.6</text:p>
          </table:table-cell>
          <table:table-cell table:number-columns-repeated="1612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9" table:formula="msoxl:=AVERAGE(B2:B6)" table:style-name="ce8">
            <text:p>2.9</text:p>
          </table:table-cell>
          <table:table-cell office:value-type="float" office:value="2.9" table:formula="msoxl:=AVERAGE(C2:C6)" table:style-name="ce8">
            <text:p>2.9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717241379310342" table:formula="msoxl:=IF(B8=0,0,MAX(SUMPRODUCT(B2:B6,B2:B6)/SUM(B2:B6)-B8,0))" table:style-name="ce8">
            <text:p>1.5</text:p>
          </table:table-cell>
          <table:table-cell office:value-type="float" office:value="1.4717241379310342" table:formula="msoxl:=IF(C8=0,0,MAX(SUMPRODUCT(C2:C6,C2:C6)/SUM(C2:C6)-C8,0))" table:style-name="ce8">
            <text:p>1.5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9282758620689657" table:formula="msoxl:=ABS(MAX(B2:B6)-B8-B9)" table:style-name="ce8">
            <text:p>1.9</text:p>
          </table:table-cell>
          <table:table-cell office:value-type="float" office:value="1.9282758620689657" table:formula="msoxl:=ABS(MAX(C2:C6)-C8-C9)" table:style-name="ce8">
            <text:p>1.9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3717241379310341" table:formula="msoxl:=B8+ B9" table:style-name="ce8">
            <text:p>4.4</text:p>
          </table:table-cell>
          <table:table-cell office:value-type="float" office:value="4.3717241379310341" table:formula="msoxl:=C8+ C9" table:style-name="ce8">
            <text:p>4.4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42000000000000004" table:formula="msoxl:=AVERAGE(B2:B6)" table:style-name="ce8">
            <text:p>0.4</text:p>
          </table:table-cell>
          <table:table-cell office:value-type="float" office:value="0.42000000000000004" table:formula="msoxl:=AVERAGE(C2:C6)" table:style-name="ce8">
            <text:p>0.4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14666666666666661" table:formula="msoxl:=IF(B8=0,0,MAX(SUMPRODUCT(B2:B6,B2:B6)/SUM(B2:B6)-B8,0))" table:style-name="ce8">
            <text:p>0.1</text:p>
          </table:table-cell>
          <table:table-cell office:value-type="float" office:value="0.14666666666666661" table:formula="msoxl:=IF(C8=0,0,MAX(SUMPRODUCT(C2:C6,C2:C6)/SUM(C2:C6)-C8,0))" table:style-name="ce8">
            <text:p>0.1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333333333333333" table:formula="msoxl:=ABS(MAX(B2:B6)-B8-B9)" table:style-name="ce8">
            <text:p>0.1</text:p>
          </table:table-cell>
          <table:table-cell office:value-type="float" office:value="0.1333333333333333" table:formula="msoxl:=ABS(MAX(C2:C6)-C8-C9)" table:style-name="ce8">
            <text:p>0.1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56666666666666665" table:formula="msoxl:=B8+ B9" table:style-name="ce8">
            <text:p>0.6</text:p>
          </table:table-cell>
          <table:table-cell office:value-type="float" office:value="0.56666666666666665" table:formula="msoxl:=C8+ C9" table:style-name="ce8">
            <text:p>0.6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" table:formula="msoxl:=AVERAGE(B2:B6)" table:style-name="ce8">
            <text:p>56.6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4.8" table:style-name="ce1">
            <text:p>4394.8</text:p>
          </table:table-cell>
          <table:table-cell office:value-type="float" office:value="3706.4" table:style-name="ce1">
            <text:p>3706.4</text:p>
          </table:table-cell>
          <table:table-cell office:value-type="float" office:value="688.4" table:style-name="ce1">
            <text:p>688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5" table:style-name="ce1">
            <text:p>691.5</text:p>
          </table:table-cell>
          <table:table-cell office:value-type="float" office:value="2198.1" table:style-name="ce1">
            <text:p>2198.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18.3" table:style-name="ce1">
            <text:p>418.3</text:p>
          </table:table-cell>
          <table:table-cell table:number-columns-repeated="1636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4.8999999999996" table:style-name="ce1">
            <text:p>4394.9</text:p>
          </table:table-cell>
          <table:table-cell office:value-type="float" office:value="3706.4" table:style-name="ce1">
            <text:p>3706.4</text:p>
          </table:table-cell>
          <table:table-cell office:value-type="float" office:value="688.5" table:style-name="ce1">
            <text:p>688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5" table:style-name="ce1">
            <text:p>691.5</text:p>
          </table:table-cell>
          <table:table-cell office:value-type="float" office:value="2198.3000000000002" table:style-name="ce1">
            <text:p>2198.3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18.3" table:style-name="ce1">
            <text:p>418.3</text:p>
          </table:table-cell>
          <table:table-cell table:number-columns-repeated="1636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3.6000000000004" table:style-name="ce1">
            <text:p>4393.6</text:p>
          </table:table-cell>
          <table:table-cell office:value-type="float" office:value="3705.2" table:style-name="ce1">
            <text:p>3705.2</text:p>
          </table:table-cell>
          <table:table-cell office:value-type="float" office:value="688.4" table:style-name="ce1">
            <text:p>688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5" table:style-name="ce1">
            <text:p>691.5</text:p>
          </table:table-cell>
          <table:table-cell office:value-type="float" office:value="2198.8000000000002" table:style-name="ce1">
            <text:p>2198.8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18.3" table:style-name="ce1">
            <text:p>418.3</text:p>
          </table:table-cell>
          <table:table-cell table:number-columns-repeated="1636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3.6000000000004" table:style-name="ce1">
            <text:p>4393.6</text:p>
          </table:table-cell>
          <table:table-cell office:value-type="float" office:value="3705.2" table:style-name="ce1">
            <text:p>3705.2</text:p>
          </table:table-cell>
          <table:table-cell office:value-type="float" office:value="688.4" table:style-name="ce1">
            <text:p>688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5" table:style-name="ce1">
            <text:p>691.5</text:p>
          </table:table-cell>
          <table:table-cell office:value-type="float" office:value="2198.8000000000002" table:style-name="ce1">
            <text:p>2198.8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18.3" table:style-name="ce1">
            <text:p>418.3</text:p>
          </table:table-cell>
          <table:table-cell table:number-columns-repeated="1636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93.6000000000004" table:style-name="ce1">
            <text:p>4393.6</text:p>
          </table:table-cell>
          <table:table-cell office:value-type="float" office:value="3705.2" table:style-name="ce1">
            <text:p>3705.2</text:p>
          </table:table-cell>
          <table:table-cell office:value-type="float" office:value="688.4" table:style-name="ce1">
            <text:p>688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1.5" table:style-name="ce1">
            <text:p>691.5</text:p>
          </table:table-cell>
          <table:table-cell office:value-type="float" office:value="2198.8000000000002" table:style-name="ce1">
            <text:p>2198.8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18.3" table:style-name="ce1">
            <text:p>418.3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494.3" table:style-name="ce1">
            <text:p>494.3</text:p>
          </table:table-cell>
          <table:table-cell office:value-type="float" office:value="20.2" table:style-name="ce1">
            <text:p>20.2</text:p>
          </table:table-cell>
          <table:table-cell office:value-type="float" office:value="494.3" table:style-name="ce1">
            <text:p>494.3</text:p>
          </table:table-cell>
          <table:table-cell office:value-type="float" office:value="282.2" table:style-name="ce1">
            <text:p>282.2</text:p>
          </table:table-cell>
          <table:table-cell office:value-type="float" office:value="988.6" table:style-name="ce1">
            <text:p>988.6</text:p>
          </table:table-cell>
          <table:table-cell office:value-type="float" office:value="302.39999999999998" table:style-name="ce1">
            <text:p>302.4</text:p>
          </table:table-cell>
          <table:table-cell office:value-type="float" office:value="514.5" table:style-name="ce1">
            <text:p>514.5</text:p>
          </table:table-cell>
          <table:table-cell office:value-type="float" office:value="-776.5" table:style-name="ce1">
            <text:p>-776.5</text:p>
          </table:table-cell>
          <table:table-cell table:number-columns-repeated="16375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8.9" table:formula="msoxl:=AVERAGE(B2:B6)" table:style-name="ce8">
            <text:p>98.9</text:p>
          </table:table-cell>
          <table:table-cell office:value-type="float" office:value="4.54" table:formula="msoxl:=AVERAGE(C2:C6)" table:style-name="ce8">
            <text:p>4.5</text:p>
          </table:table-cell>
          <table:table-cell office:value-type="float" office:value="98.9" table:formula="msoxl:=AVERAGE(D2:D6)" table:style-name="ce8">
            <text:p>98.9</text:p>
          </table:table-cell>
          <table:table-cell office:value-type="float" office:value="56.519999999999996" table:formula="msoxl:=AVERAGE(E2:E6)" table:style-name="ce8">
            <text:p>56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95.20016177957541" table:formula="msoxl:=IF(B8=0,0,MAX(SUMPRODUCT(B2:B6,B2:B6)/SUM(B2:B6)-B8,0))" table:style-name="ce8">
            <text:p>395.2</text:p>
          </table:table-cell>
          <table:table-cell office:value-type="float" office:value="13.507136563876653" table:formula="msoxl:=IF(C8=0,0,MAX(SUMPRODUCT(C2:C6,C2:C6)/SUM(C2:C6)-C8,0))" table:style-name="ce8">
            <text:p>13.5</text:p>
          </table:table-cell>
          <table:table-cell office:value-type="float" office:value="395.20016177957541" table:formula="msoxl:=IF(D8=0,0,MAX(SUMPRODUCT(D2:D6,D2:D6)/SUM(D2:D6)-D8,0))" table:style-name="ce8">
            <text:p>395.2</text:p>
          </table:table-cell>
          <table:table-cell office:value-type="float" office:value="225.28084925690024" table:formula="msoxl:=IF(E8=0,0,MAX(SUMPRODUCT(E2:E6,E2:E6)/SUM(E2:E6)-E8,0))" table:style-name="ce8">
            <text:p>225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9983822042456723" table:formula="msoxl:=ABS(MAX(B2:B6)-B8-B9)" table:style-name="ce8">
            <text:p>0.2</text:p>
          </table:table-cell>
          <table:table-cell office:value-type="float" office:value="2.1528634361233472" table:formula="msoxl:=ABS(MAX(C2:C6)-C8-C9)" table:style-name="ce8">
            <text:p>2.2</text:p>
          </table:table-cell>
          <table:table-cell office:value-type="float" office:value="0.19983822042456723" table:formula="msoxl:=ABS(MAX(D2:D6)-D8-D9)" table:style-name="ce8">
            <text:p>0.2</text:p>
          </table:table-cell>
          <table:table-cell office:value-type="float" office:value="0.39915074309976717" table:formula="msoxl:=ABS(MAX(E2:E6)-E8-E9)" table:style-name="ce8">
            <text:p>0.4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" table:style-name="ce1">
            <text:p>0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1626.1" table:style-name="ce1">
            <text:p>1626.1</text:p>
          </table:table-cell>
          <table:table-cell office:value-type="float" office:value="119.1" table:style-name="ce1">
            <text:p>119.1</text:p>
          </table:table-cell>
          <table:table-cell office:value-type="float" office:value="1626.1" table:style-name="ce1">
            <text:p>1626.1</text:p>
          </table:table-cell>
          <table:table-cell office:value-type="float" office:value="241" table:style-name="ce1">
            <text:p>241</text:p>
          </table:table-cell>
          <table:table-cell table:number-columns-repeated="16379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" table:style-name="ce1">
            <text:p>0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.5" table:style-name="ce1">
            <text:p>0.5</text:p>
          </table:table-cell>
          <table:table-cell office:value-type="float" office:value="7.6" table:style-name="ce1">
            <text:p>7.6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25.32" table:formula="msoxl:=AVERAGE(B2:B6)" table:style-name="ce8">
            <text:p>325.3</text:p>
          </table:table-cell>
          <table:table-cell office:value-type="float" office:value="31.74" table:formula="msoxl:=AVERAGE(C2:C6)" table:style-name="ce8">
            <text:p>31.7</text:p>
          </table:table-cell>
          <table:table-cell office:value-type="float" office:value="325.32" table:formula="msoxl:=AVERAGE(D2:D6)" table:style-name="ce8">
            <text:p>325.3</text:p>
          </table:table-cell>
          <table:table-cell office:value-type="float" office:value="48.5" table:formula="msoxl:=AVERAGE(E2:E6)" table:style-name="ce8">
            <text:p>48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300.2803073896469" table:formula="msoxl:=IF(B8=0,0,MAX(SUMPRODUCT(B2:B6,B2:B6)/SUM(B2:B6)-B8,0))" table:style-name="ce8">
            <text:p>1300.3</text:p>
          </table:table-cell>
          <table:table-cell office:value-type="float" office:value="60.204486452425968" table:formula="msoxl:=IF(C8=0,0,MAX(SUMPRODUCT(C2:C6,C2:C6)/SUM(C2:C6)-C8,0))" table:style-name="ce8">
            <text:p>60.2</text:p>
          </table:table-cell>
          <table:table-cell office:value-type="float" office:value="1300.2803073896469" table:formula="msoxl:=IF(D8=0,0,MAX(SUMPRODUCT(D2:D6,D2:D6)/SUM(D2:D6)-D8,0))" table:style-name="ce8">
            <text:p>1300.3</text:p>
          </table:table-cell>
          <table:table-cell office:value-type="float" office:value="191.0141030927835" table:formula="msoxl:=IF(E8=0,0,MAX(SUMPRODUCT(E2:E6,E2:E6)/SUM(E2:E6)-E8,0))" table:style-name="ce8">
            <text:p>191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49969261035312229" table:formula="msoxl:=ABS(MAX(B2:B6)-B8-B9)" table:style-name="ce8">
            <text:p>0.5</text:p>
          </table:table-cell>
          <table:table-cell office:value-type="float" office:value="27.155513547574031" table:formula="msoxl:=ABS(MAX(C2:C6)-C8-C9)" table:style-name="ce8">
            <text:p>27.2</text:p>
          </table:table-cell>
          <table:table-cell office:value-type="float" office:value="0.49969261035312229" table:formula="msoxl:=ABS(MAX(D2:D6)-D8-D9)" table:style-name="ce8">
            <text:p>0.5</text:p>
          </table:table-cell>
          <table:table-cell office:value-type="float" office:value="1.4858969072164996" table:formula="msoxl:=ABS(MAX(E2:E6)-E8-E9)" table:style-name="ce8">
            <text:p>1.5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3.2" table:style-name="ce1">
            <text:p>10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110" table:style-name="ce1">
            <text:p>21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0.2" table:style-name="ce1">
            <text:p>10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03.5" table:style-name="ce1">
            <text:p>10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5" table:style-name="ce1">
            <text:p>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231" table:style-name="ce1">
            <text:p>3231</text:p>
          </table:table-cell>
          <table:table-cell office:value-type="float" office:value="-1" table:style-name="ce1">
            <text:p>-1</text:p>
          </table:table-cell>
          <table:table-cell office:value-type="float" office:value="3471" table:style-name="ce1">
            <text:p>3471</text:p>
          </table:table-cell>
          <table:table-cell office:value-type="float" office:value="408" table:style-name="ce1">
            <text:p>408</text:p>
          </table:table-cell>
          <table:table-cell office:value-type="float" office:value="-1" table:style-name="ce1">
            <text:p>-1</text:p>
          </table:table-cell>
          <table:table-cell office:value-type="float" office:value="191867" table:style-name="ce1">
            <text:p>1918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54" table:style-name="ce1">
            <text:p>2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46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5" table:style-name="ce1">
            <text:p>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17" table:style-name="ce1">
            <text:p>-17</text:p>
          </table:table-cell>
          <table:table-cell table:number-columns-repeated="16346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1" table:style-name="ce1">
            <text:p>1991</text:p>
          </table:table-cell>
          <table:table-cell office:value-type="float" office:value="0" table:style-name="ce1">
            <text:p>0</text:p>
          </table:table-cell>
          <table:table-cell office:value-type="float" office:value="248" table:style-name="ce1">
            <text:p>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82" table:style-name="ce1">
            <text:p>82</text:p>
          </table:table-cell>
          <table:table-cell table:number-columns-repeated="16346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48M8.000S" table:style-name="ce9">
            <text:p>11:48:08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48M8.000S" table:style-name="ce10">
            <text:p>11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48M38.000S" table:style-name="ce9">
            <text:p>11:48:38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48M38.000S" table:style-name="ce10">
            <text:p>11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49M8.000S" table:style-name="ce9">
            <text:p>11:49:08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49M8.000S" table:style-name="ce10">
            <text:p>11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49M38.000S" table:style-name="ce9">
            <text:p>11:49:38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49M38.000S" table:style-name="ce10">
            <text:p>11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50M8.000S" table:style-name="ce9">
            <text:p>11:50:08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50M8.000S" table:style-name="ce10">
            <text:p>11:50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6.1" table:style-name="ce1">
            <text:p>6.1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92.2" table:style-name="ce1">
            <text:p>92.2</text:p>
          </table:table-cell>
          <table:table-cell office:value-type="float" office:value="7.5" table:style-name="ce1">
            <text:p>7.5</text:p>
          </table:table-cell>
          <table:table-cell table:number-columns-repeated="1637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5.2" table:style-name="ce1">
            <text:p>5.2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4.1" table:style-name="ce1">
            <text:p>94.1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2600000000000002" table:style-name="ce1">
            <text:p>2.26</text:p>
          </table:table-cell>
          <table:table-cell office:value-type="float" office:value="0.44000000000000006" table:style-name="ce1">
            <text:p>0.44</text:p>
          </table:table-cell>
          <table:table-cell office:value-type="float" office:value="0.06" table:style-name="ce1">
            <text:p>0.06</text:p>
          </table:table-cell>
          <table:table-cell office:value-type="float" office:value="97.259999999999991" table:style-name="ce1">
            <text:p>97.26</text:p>
          </table:table-cell>
          <table:table-cell office:value-type="float" office:value="2.7" table:style-name="ce1">
            <text:p>2.7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6.8" table:style-name="ce1">
            <text:p>6.8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91.8" table:style-name="ce1">
            <text:p>91.8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8.1" table:style-name="ce1">
            <text:p>8.1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90.4" table:style-name="ce1">
            <text:p>90.4</text:p>
          </table:table-cell>
          <table:table-cell office:value-type="float" office:value="9.6999999999999993" table:style-name="ce1">
            <text:p>9.7</text:p>
          </table:table-cell>
          <table:table-cell table:number-columns-repeated="1637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18" table:style-name="ce1">
            <text:p>3.18</text:p>
          </table:table-cell>
          <table:table-cell office:value-type="float" office:value="0.96" table:style-name="ce1">
            <text:p>0.96</text:p>
          </table:table-cell>
          <table:table-cell office:value-type="float" office:value="0.04" table:style-name="ce1">
            <text:p>0.04</text:p>
          </table:table-cell>
          <table:table-cell office:value-type="float" office:value="95.84" table:style-name="ce1">
            <text:p>95.84</text:p>
          </table:table-cell>
          <table:table-cell office:value-type="float" office:value="4.1399999999999997" table:style-name="ce1">
            <text:p>4.1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6.2" table:style-name="ce1">
            <text:p>6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92.6" table:style-name="ce1">
            <text:p>92.6</text:p>
          </table:table-cell>
          <table:table-cell office:value-type="float" office:value="7.3000000000000007" table:style-name="ce1">
            <text:p>7.3</text:p>
          </table:table-cell>
          <table:table-cell table:number-columns-repeated="1637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8" table:style-name="ce1">
            <text:p>8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1.1" table:style-name="ce1">
            <text:p>91.1</text:p>
          </table:table-cell>
          <table:table-cell office:value-type="float" office:value="8.9" table:style-name="ce1">
            <text:p>8.9</text:p>
          </table:table-cell>
          <table:table-cell table:number-columns-repeated="1637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84" table:style-name="ce1">
            <text:p>2.84</text:p>
          </table:table-cell>
          <table:table-cell office:value-type="float" office:value="0.4" table:style-name="ce1">
            <text:p>0.4</text:p>
          </table:table-cell>
          <table:table-cell office:value-type="float" office:value="0.02" table:style-name="ce1">
            <text:p>0.02</text:p>
          </table:table-cell>
          <table:table-cell office:value-type="float" office:value="96.74" table:style-name="ce1">
            <text:p>96.74</text:p>
          </table:table-cell>
          <table:table-cell office:value-type="float" office:value="3.2400000000000007" table:style-name="ce1">
            <text:p>3.2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48M8.000S" table:style-name="ce9">
            <text:p>11:48:08</text:p>
          </table:table-cell>
          <table:table-cell office:value-type="float" office:value="5.9" table:style-name="ce1">
            <text:p>5.9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92.8" table:style-name="ce1">
            <text:p>92.8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3291H48M38.000S" table:style-name="ce9">
            <text:p>11:48: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49M8.000S" table:style-name="ce9">
            <text:p>11:49:08</text:p>
          </table:table-cell>
          <table:table-cell office:value-type="float" office:value="7.9" table:style-name="ce1">
            <text:p>7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8.9" table:style-name="ce1">
            <text:p>8.9</text:p>
          </table:table-cell>
          <table:table-cell table:number-columns-repeated="16378"/>
        </table:table-row>
        <table:table-row table:style-name="ro1">
          <table:table-cell office:value-type="time" office:time-value="PT983291H49M38.000S" table:style-name="ce9">
            <text:p>11:49:38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3291H50M8.000S" table:style-name="ce9">
            <text:p>11:50:08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99.7" table:style-name="ce1">
            <text:p>99.7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7800000000000002" table:style-name="ce1">
            <text:p>2.78</text:p>
          </table:table-cell>
          <table:table-cell office:value-type="float" office:value="0.44000000000000006" table:style-name="ce1">
            <text:p>0.44</text:p>
          </table:table-cell>
          <table:table-cell office:value-type="float" office:value="0.08" table:style-name="ce1">
            <text:p>0.08</text:p>
          </table:table-cell>
          <table:table-cell office:value-type="float" office:value="96.66" table:style-name="ce1">
            <text:p>96.66</text:p>
          </table:table-cell>
          <table:table-cell office:value-type="float" office:value="3.22" table:style-name="ce1">
            <text:p>3.2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2T06:34:28Z</meta:creation-date>
    <dc:date>2012-03-02T06:34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0_Threads (KB/s)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0_Threads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